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Courier New"/>
    </style:style>
    <style:style style:name="P2" style:family="paragraph" style:parent-style-name="Heading_20_2">
      <style:text-properties style:font-name="Courier New"/>
    </style:style>
    <style:style style:name="P3" style:family="paragraph" style:parent-style-name="Heading_20_1">
      <style:text-properties style:font-name="Courier New"/>
    </style:style>
    <style:style style:name="P4" style:family="paragraph" style:parent-style-name="Heading_20_1">
      <style:paragraph-properties fo:break-before="page"/>
      <style:text-properties style:font-name="Courier New"/>
    </style:style>
    <style:style style:name="T1" style:family="text">
      <style:text-properties style:font-name="Courier New"/>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4" text:outline-level="1">Written in 20120712</text:h>
      <text:h text:style-name="P2" text:outline-level="2">Introducing the data base project</text:h>
      <text:p text:style-name="P1">When the project started back in the year 2003, a free web hosting was already set (since year 2000). The good news was that it used FreeBSD and Perl. Now the project migrate to another free web hosting because the trying period was over. It lasted 10 years thanks god for this free trying period of time.</text:p>
      <text:p text:style-name="P1"/>
      <text:p text:style-name="P1">At this time (year 2000) no projects were scheduled. This web site was useful to learn how to use Perl and CGI. Security issues such as authentications was the main goal.</text:p>
      <text:p text:style-name="P1"/>
      <text:p text:style-name="P1">Back in year 2003, different projects were born with this technology to assimilate once again the deep arcane of Perl 5.8. Among one of them <text:span text:style-name="T2">the album of pictures</text:span> project named MAOP (My Album of Pictures).</text:p>
      <text:p text:style-name="P1"/>
      <text:p text:style-name="P1">To paraphrase what is said in one of the other section a choice was necessary. Trade off were made upon, how to build the album. One of them was the data base management. To increase the productivity and get fast results for a basic development of the album a data base management tool was created within the software. For security reasons for the project a private data base was made. No dependencies with a proprietary or not software was made (open source or not).</text:p>
      <text:p text:style-name="P1"/>
      <text:p text:style-name="P1">A few years later to make tests different free web hosting despite <text:s text:c="2"/>the one that were chosen from the beginning for different reason that are beyond the scope of this introduction.</text:p>
      <text:p text:style-name="P1"/>
      <text:p text:style-name="P1">Due to project evolution the number of lines increased in the program and then the bugs increased too, even if basic tests were done. It was not enough because of lack of time. All the process to discover a bug, to maintain the program in order to reproduce the bug,..., was not in one day. Programming with Perl became dirty.</text:p>
      <text:p text:style-name="P1"/>
      <text:h text:style-name="Heading_20_2" text:outline-level="2">HOW TO</text:h>
      <text:p text:style-name="P1">A new fork in the project MAOP<text:note text:id="ftn0" text:note-class="footnote"><text:note-citation>1</text:note-citation><text:note-body><text:p text:style-name="Footnote">My Album Of Pitures is the project name see previous paragraph.</text:p></text:note-body></text:note> according to the album was started. The data base project was born. Slow modification of the main <text:s/>project will be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ourier New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ébastien Dorey</meta:initial-creator>
    <meta:creation-date>2012-07-12T13:42:37</meta:creation-date>
    <dc:date>2012-07-12T15:47:01</dc:date>
    <dc:creator>Sébastien Dorey</dc:creator>
    <meta:editing-duration>PT2H2M16S</meta:editing-duration>
    <meta:editing-cycles>54</meta:editing-cycles>
    <meta:generator>OpenOffice.org/3.3$Unix OpenOffice.org_project/330m20$Build-9567</meta:generator>
    <meta:document-statistic meta:table-count="0" meta:image-count="0" meta:object-count="0" meta:page-count="2" meta:paragraph-count="11" meta:word-count="349" meta:character-count="1927"/>
  </office:meta>
</office:document-meta>
</file>